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995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0.1f</text:p>
          </table:table-cell>
          <table:table-cell office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0.0f</text:p>
          </table:table-cell>
          <table:table-cell office:value-type="string">
            <text:p>0.2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Leve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Katyusha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Itsukho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Hatsuk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7">
            <text:p>7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3/18/2016</text:date>, <text:time>20:2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18T20:24:16.40</dc:date>
    <meta:editing-duration>PT14M28S</meta:editing-duration>
    <meta:editing-cycles>20</meta:editing-cycles>
    <dc:creator>Wister </dc:creator>
    <meta:document-statistic meta:table-count="1" meta:cell-count="98" meta:object-count="0"/>
  </office:meta>
</office:document-meta>
</file>